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3fbef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624be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624be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624be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75715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1624be" officeooo:paragraph-rsid="001624be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75715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77060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77060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77060" style:font-size-asian="8.75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77060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77060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officeooo:paragraph-rsid="0017706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251c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4db5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4db5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9122f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ac021" style:font-size-asian="8.75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ac021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ac021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0pt" officeooo:paragraph-rsid="001ac021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ac021" style:font-size-asian="8.75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ac021" style:font-size-asian="8.75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ae581" style:font-size-asian="8.75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ae581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ae581" style:font-size-asian="8.75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ae581" style:font-size-asian="8.75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1ae581"/>
    </style:style>
    <style:style style:name="P37" style:family="paragraph" style:parent-style-name="Standard">
      <style:paragraph-properties fo:text-align="start" style:justify-single-word="false"/>
      <style:text-properties style:font-name="Arial Rounded MT Bold" fo:font-size="10pt" officeooo:paragraph-rsid="001ae581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solid" style:text-underline-width="auto" style:text-underline-color="font-color" fo:font-weight="bold" officeooo:rsid="0018743a" officeooo:paragraph-rsid="001ae581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2819b"/>
    </style:style>
    <style:style style:name="T2" style:family="text">
      <style:text-properties officeooo:rsid="0018743a"/>
    </style:style>
    <style:style style:name="T3" style:family="text">
      <style:text-properties fo:color="#c9211e" loext:opacity="100%"/>
    </style:style>
    <style:style style:name="T4" style:family="text">
      <style:text-properties officeooo:rsid="001238b1"/>
    </style:style>
    <style:style style:name="T5" style:family="text">
      <style:text-properties officeooo:rsid="00128237"/>
    </style:style>
    <style:style style:name="T6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loext:opacity="100%" fo:font-weight="bold" officeooo:rsid="00128237" style:font-weight-asian="bold" style:font-weight-complex="bold"/>
    </style:style>
    <style:style style:name="T8" style:family="text">
      <style:text-properties fo:color="#ffffff" loext:opacity="100%" fo:font-weight="bold" officeooo:rsid="0013366b" style:font-weight-asian="bold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T10" style:family="text">
      <style:text-properties officeooo:rsid="0013366b"/>
    </style:style>
    <style:style style:name="T11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3" style:family="text">
      <style:text-properties fo:color="#ffffff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4" style:family="text">
      <style:text-properties officeooo:rsid="00175715"/>
    </style:style>
    <style:style style:name="T15" style:family="text">
      <style:text-properties officeooo:rsid="001624be"/>
    </style:style>
    <style:style style:name="T16" style:family="text">
      <style:text-properties officeooo:rsid="00147ed3"/>
    </style:style>
    <style:style style:name="T17" style:family="text">
      <style:text-properties officeooo:rsid="0013a35b"/>
    </style:style>
    <style:style style:name="T18" style:family="text">
      <style:text-properties style:text-underline-style="none" officeooo:rsid="001624be"/>
    </style:style>
    <style:style style:name="T19" style:family="text">
      <style:text-properties officeooo:rsid="00177060"/>
    </style:style>
    <style:style style:name="T20" style:family="text">
      <style:text-properties fo:color="#ffffff" loext:opacity="100%" officeooo:rsid="00177060"/>
    </style:style>
    <style:style style:name="T21" style:family="text">
      <style:text-properties fo:color="#ffffff" loext:opacity="100%" style:font-name="Arial Rounded MT Bold" fo:font-size="10pt" fo:font-weight="bold" officeooo:rsid="0018251c" style:font-size-asian="8.75pt" style:font-weight-asian="bold" style:font-size-complex="10pt" style:font-weight-complex="bold"/>
    </style:style>
    <style:style style:name="T22" style:family="text">
      <style:text-properties officeooo:rsid="0018251c"/>
    </style:style>
    <style:style style:name="T23" style:family="text">
      <style:text-properties officeooo:rsid="00184db5"/>
    </style:style>
    <style:style style:name="T24" style:family="text">
      <style:text-properties officeooo:rsid="0019122f"/>
    </style:style>
    <style:style style:name="T25" style:family="text">
      <style:text-properties fo:color="#c9211e" loext:opacity="100%" fo:font-style="italic" fo:font-weight="normal" officeooo:rsid="001ac021" style:font-style-asian="italic" style:font-weight-asian="normal" style:font-style-complex="italic" style:font-weight-complex="normal"/>
    </style:style>
    <style:style style:name="T26" style:family="text">
      <style:text-properties fo:color="#ffffff" loext:opacity="100%" officeooo:rsid="001ac021"/>
    </style:style>
    <style:style style:name="T27" style:family="text">
      <style:text-properties officeooo:rsid="001ac021"/>
    </style:style>
    <style:style style:name="T28" style:family="text">
      <style:text-properties officeooo:rsid="001ae581"/>
    </style:style>
    <style:style style:name="T29" style:family="text">
      <style:text-properties fo:color="#ffffff" loext:opacity="100%" officeooo:rsid="001ae5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6</text:span>) <text:span text:style-name="T1">PAGO</text:span><text:span text:style-name="T2"> </text:span><text:span text:style-name="T1">ELECTRÓNICO</text:span></text:p>
      <text:p text:style-name="P2"/>
      <text:p text:style-name="P2"/>
      <text:p text:style-name="P3"><text:span text:style-name="T3">Rol de usuario</text:span>: <text:span text:style-name="T4">Empleado, </text:span><text:span text:style-name="T5">Gerente, </text:span><text:span text:style-name="T4"><text:tab/><text:tab/></text:span></text:p>
      <text:p text:style-name="P3"><text:span text:style-name="T3">HU</text:span>: <text:span text:style-name="T5">Realizar</text:span> <text:span text:style-name="T5">Pago</text:span>, <text:span text:style-name="T5">Registrar Pagos, Ver Estadísticas, Conectar con la Central</text:span></text:p>
      <text:p text:style-name="P3"/>
      <text:p text:style-name="P3"/>
      <text:p text:style-name="P3"><text:span text:style-name="T6">ID:</text:span><text:span text:style-name="T3"> </text:span><text:span text:style-name="T7">Realizar </text:span><text:span text:style-name="T8">Pago</text:span></text:p>
      <text:p text:style-name="P4"><text:span text:style-name="T9">Título: </text:span>Como <text:span text:style-name="T4">Empleado </text:span><text:span text:style-name="T10">o Gerente</text:span> <text:span text:style-name="T2">quiero </text:span><text:span text:style-name="T10">realizar el pago de un cliente</text:span><text:span text:style-name="T4">.</text:span></text:p>
      <text:p text:style-name="P5"><text:span text:style-name="T11">Reglas de Negocio:</text:span><text:span text:style-name="T12"> <text:s/></text:span><text:span text:style-name="T13">-</text:span></text:p>
      <text:p text:style-name="P6"/>
      <text:p text:style-name="P7">Escenario 1: <text:span text:style-name="T10">Pago</text:span> exitos<text:span text:style-name="T10">o </text:span></text:p>
      <text:p text:style-name="P8">Dado <text:span text:style-name="T10">el código de pago electrónico “122324” e</text:span><text:span text:style-name="T14">xiste en el sistema</text:span><text:span text:style-name="T10">, <text:s/>la factura no está vencid</text:span><text:span text:style-name="T15">a </text:span><text:span text:style-name="T10">y </text:span><text:span text:style-name="T16">las condiciones de conexión con la central de cobro son adecuadas</text:span><text:span text:style-name="T17">.</text:span></text:p>
      <text:p text:style-name="P9">Cuando <text:span text:style-name="T16">se ingresa el código de pago electrónico </text:span><text:span text:style-name="T14">y se presiona “Realizar Pago”</text:span></text:p>
      <text:p text:style-name="P8">Entonces el sistema <text:span text:style-name="T16">pide conexión con la central, espera respuesta, </text:span><text:span text:style-name="T18">cobra la factura con monto original e informa operación exitosa.</text:span></text:p>
      <text:p text:style-name="P10"/>
      <text:p text:style-name="P11">Escenario <text:span text:style-name="T15">2</text:span>: <text:span text:style-name="T10">Pago</text:span> exitos<text:span text:style-name="T10">o </text:span><text:span text:style-name="T15">con 1er vencimiento </text:span></text:p>
      <text:p text:style-name="P12">Dado <text:span text:style-name="T10">el código de pago electrónico “122324” e</text:span><text:span text:style-name="T14">xiste en el sistema</text:span><text:span text:style-name="T10">, <text:s/>la factura está vencid</text:span><text:span text:style-name="T15">a en el 1er vencimiento </text:span><text:span text:style-name="T10">y </text:span><text:span text:style-name="T16">las condiciones de conexión con la central de cobro son adecuadas</text:span><text:span text:style-name="T17">.</text:span></text:p>
      <text:p text:style-name="P12">Cuando <text:span text:style-name="T16">se ingresa el código de pago electrónico.</text:span></text:p>
      <text:p text:style-name="P12">Entonces el sistema <text:span text:style-name="T16">pide conexión con la central, espera respuesta, </text:span><text:span text:style-name="T15">cobra la factura con un recargo adicional e informa operación exitosa.</text:span></text:p>
      <text:p text:style-name="P12"/>
      <text:p text:style-name="P11">Escenario <text:span text:style-name="T15">3</text:span>: <text:span text:style-name="T10">Pago</text:span> <text:span text:style-name="T15">fallido por código de pago in</text:span><text:span text:style-name="T14">existente en el sistema</text:span><text:span text:style-name="T10"> </text:span></text:p>
      <text:p text:style-name="P12">Dado <text:span text:style-name="T10">el código de pago electrónico “122324” </text:span><text:span text:style-name="T14">no existe en el sistema</text:span></text:p>
      <text:p text:style-name="P13">Cuando <text:span text:style-name="T16">se ingresa el código de pago electrónico </text:span><text:span text:style-name="T14">y se presiona “Realizar Pago”</text:span></text:p>
      <text:p text:style-name="P12">Entonces el sistema <text:span text:style-name="T14">informa error por código de pago electrónico inexistente</text:span><text:span text:style-name="T18">.</text:span></text:p>
      <text:p text:style-name="P14"/>
      <text:p text:style-name="P15">Escenario <text:span text:style-name="T14">4</text:span>: <text:span text:style-name="T10">Pago</text:span> <text:span text:style-name="T15">fallido por </text:span><text:span text:style-name="T14">2do vencimiento vencido </text:span></text:p>
      <text:p text:style-name="P13">Dado <text:span text:style-name="T10">el código de pago electrónico “122324”</text:span><text:span text:style-name="T14"> existe en el sistema, </text:span><text:span text:style-name="T19">la factura está vencida en el 2do vencimiento y las condiciones de conexión con la central de cobros son adecuadas.</text:span></text:p>
      <text:p text:style-name="P13">Cuando <text:span text:style-name="T16">se ingresa el código de pago electrónico </text:span><text:span text:style-name="T14">y se presiona “Realizar Pago”</text:span></text:p>
      <text:p text:style-name="P16">Entonces el sistema <text:span text:style-name="T14">informa error po</text:span><text:span text:style-name="T19">rque la segunda fecha de vencimiento ya venció.</text:span></text:p>
      <text:p text:style-name="P16"/>
      <text:p text:style-name="P17">Escenario <text:span text:style-name="T19">5:</text:span> <text:span text:style-name="T10">Pago</text:span> <text:span text:style-name="T15">fallido por </text:span><text:span text:style-name="T19">error en la conexión con la central</text:span></text:p>
      <text:p text:style-name="P16">Dado <text:span text:style-name="T10">el código de pago electrónico “122324”</text:span><text:span text:style-name="T14"> existe en el sistema, </text:span><text:span text:style-name="T19">la factura está vencida en el 2do vencimiento y las condiciones de conexión con la central de cobros no son adecuadas.</text:span></text:p>
      <text:p text:style-name="P16">Cuando <text:span text:style-name="T16">se ingresa el código de pago electrónico </text:span><text:span text:style-name="T14">y se presiona “Realizar Pago”</text:span></text:p>
      <text:p text:style-name="P16">Entonces el sistema <text:span text:style-name="T16">pide conexión con la central, espera respuesta, </text:span><text:span text:style-name="T19">e</text:span> <text:span text:style-name="T14">informa error po</text:span><text:span text:style-name="T19">rque ocurrió un error en la conexión con la central.</text:span></text:p>
      <text:p text:style-name="P16"/>
      <text:p text:style-name="P16"/>
      <text:p text:style-name="P16"/>
      <text:p text:style-name="P18"><text:span text:style-name="T6">ID:</text:span><text:span text:style-name="T3"> </text:span><text:span text:style-name="T20">Registrar</text:span><text:span text:style-name="T7"> </text:span><text:span text:style-name="T8">Pago</text:span></text:p>
      <text:p text:style-name="P19"><text:span text:style-name="T9">Título: </text:span>Como <text:span text:style-name="T10"><text:s/>Gerente</text:span> <text:span text:style-name="T2">quiero </text:span><text:span text:style-name="T10">re</text:span><text:span text:style-name="T19">gistrar en la central de cobros los pagos que hicieron los clientes</text:span><text:span text:style-name="T4">.</text:span></text:p>
      <text:p text:style-name="P20"><text:span text:style-name="T11">Reglas de Negocio:</text:span><text:span text:style-name="T12"> <text:s/></text:span><text:span text:style-name="T21">Las transacciones no deben enviarse dos veces en un día.</text:span></text:p>
      <text:p text:style-name="P21"/>
      <text:p text:style-name="P17">Escenario 1: <text:span text:style-name="T22">Registro</text:span> exitos<text:span text:style-name="T10">o </text:span></text:p>
      <text:p text:style-name="P22">Dado <text:span text:style-name="T22">la clave maestra “XXXXXX” es correcta, la transacción no se envió en ese día y </text:span><text:span text:style-name="T19">las condiciones de conexión con la central de cobros son adecuadas.</text:span></text:p>
      <text:p text:style-name="P23">Cuando <text:span text:style-name="T16">se ingresa </text:span><text:span text:style-name="T23">la clave maestra </text:span><text:span text:style-name="T22">“XXXXXX”</text:span><text:span text:style-name="T16"> </text:span><text:span text:style-name="T14">y se presiona “Realizar Pago”</text:span></text:p>
      <text:p text:style-name="P16">Entonces el sistema <text:span text:style-name="T23">recupera las transacciones y servicios cobrados al día,</text:span> <text:span text:style-name="T16">pide conexión con la central, espera respuesta, </text:span><text:span text:style-name="T23">registra la transacción como enviada</text:span><text:span text:style-name="T15"> e informa operación exitosa.</text:span></text:p>
      <text:p text:style-name="P16"/>
      <text:p text:style-name="P24">Escenario <text:span text:style-name="T23">2</text:span>: <text:span text:style-name="T22">Registro</text:span> <text:span text:style-name="T23">fallido por clave maestra incorrecta</text:span><text:span text:style-name="T10"> </text:span></text:p>
      <text:p text:style-name="P23">Dado <text:span text:style-name="T22">la clave maestra “</text:span><text:span text:style-name="T23">NNNNN</text:span><text:span text:style-name="T22">” es </text:span><text:span text:style-name="T23">in</text:span><text:span text:style-name="T22">correcta</text:span></text:p>
      <text:p text:style-name="P23">Cuando <text:span text:style-name="T16">se ingresa </text:span><text:span text:style-name="T23">la clave maestra </text:span><text:span text:style-name="T22">“</text:span><text:span text:style-name="T23">NNNNN</text:span><text:span text:style-name="T22">”</text:span><text:span text:style-name="T16"> </text:span><text:span text:style-name="T14">y se presiona “Realizar Pago”</text:span></text:p>
      <text:p text:style-name="P23">Entonces el sistema <text:span text:style-name="T23">informa error por clave maestra incorrecta.</text:span></text:p>
      <text:p text:style-name="P23"/>
      <text:p text:style-name="P24"><text:soft-page-break/>Escenario <text:span text:style-name="T23">3</text:span>: <text:span text:style-name="T22">Registro</text:span> <text:span text:style-name="T23">fallido por transacción enviada por segunda vez</text:span></text:p>
      <text:p text:style-name="P23">Dado <text:span text:style-name="T22">la clave maestra “XXXXXX” es correcta, la transacción </text:span><text:span text:style-name="T23">ya</text:span><text:span text:style-name="T22"> se envió en ese día y </text:span><text:span text:style-name="T19">las condiciones de conexión con la central de cobros son adecuadas.</text:span></text:p>
      <text:p text:style-name="P23">Cuando <text:span text:style-name="T16">se ingresa </text:span><text:span text:style-name="T23">la clave maestra </text:span><text:span text:style-name="T22">“XXXXXX”</text:span><text:span text:style-name="T16"> </text:span><text:span text:style-name="T14">y se presiona “Realizar Pago”</text:span></text:p>
      <text:p text:style-name="P23">Entonces el sistema <text:span text:style-name="T23">recupera las transacciones y servicios cobrados al día, e informa error porque la transacción ya fue enviada.</text:span></text:p>
      <text:p text:style-name="P23"/>
      <text:p text:style-name="P24">Escenario <text:span text:style-name="T23">4</text:span>: <text:span text:style-name="T22">Registro</text:span> <text:span text:style-name="T23">fallido por error en la conexión con la central</text:span></text:p>
      <text:p text:style-name="P23">Dado <text:span text:style-name="T22">la clave maestra “XXXXXX” es correcta, la transacción </text:span><text:span text:style-name="T23">ya</text:span><text:span text:style-name="T22"> se envió en ese día y </text:span><text:span text:style-name="T19">las condiciones de conexión con la central de cobros </text:span><text:span text:style-name="T23">no </text:span><text:span text:style-name="T19">son adecuadas.</text:span></text:p>
      <text:p text:style-name="P23">Cuando <text:span text:style-name="T16">se ingresa </text:span><text:span text:style-name="T23">la clave maestra </text:span><text:span text:style-name="T22">“XXXXXX”</text:span><text:span text:style-name="T16"> </text:span><text:span text:style-name="T14">y se presiona “Realizar Pago”</text:span></text:p>
      <text:p text:style-name="P25">Entonces el sistema <text:span text:style-name="T23">recupera las transacciones y servicios cobrados al día, </text:span><text:span text:style-name="T16">pide conexión con la central, espera respuesta </text:span><text:span text:style-name="T24">e informa error en la conexión con la central de cobro</text:span><text:span text:style-name="T15">.</text:span></text:p>
      <text:p text:style-name="P25"/>
      <text:p text:style-name="P26"><text:span text:style-name="T25">I</text:span><text:span text:style-name="T6">D:</text:span><text:span text:style-name="T3"> </text:span><text:span text:style-name="T26">Ver Estadísticas</text:span></text:p>
      <text:p text:style-name="P27"><text:span text:style-name="T9">Título: </text:span>Como <text:span text:style-name="T10"><text:s/>Gerente</text:span> <text:span text:style-name="T2">quiero </text:span><text:span text:style-name="T27">ver las estadísticas de los impuestos y servicios cobrados</text:span><text:span text:style-name="T4">.</text:span></text:p>
      <text:p text:style-name="P28"><text:span text:style-name="T11">Reglas de Negocio:</text:span><text:span text:style-name="T12"> </text:span><text:span text:style-name="T21">-</text:span></text:p>
      <text:p text:style-name="P29"/>
      <text:p text:style-name="P30">Escenario 1: <text:span text:style-name="T27">Vista</text:span> exitos<text:span text:style-name="T27">a</text:span></text:p>
      <text:p text:style-name="P31">Dado <text:span text:style-name="T22">la clave </text:span><text:span text:style-name="T27">maestra “XXXXXX” es correcta y un rango de fechas “2/8/2025” – “29/8/2025” válido.</text:span></text:p>
      <text:p text:style-name="P31">Cuando <text:span text:style-name="T16">se ingresa </text:span><text:span text:style-name="T23">la clave maestra </text:span><text:span text:style-name="T22">“XXXXXX”</text:span><text:span text:style-name="T16"> </text:span><text:span text:style-name="T14">y </text:span><text:span text:style-name="T27">el rango de fechas “2/8/2025” – “29/8/2025” </text:span><text:span text:style-name="T28">y </text:span><text:span text:style-name="T14">se presiona “</text:span><text:span text:style-name="T27">Ver</text:span><text:span text:style-name="T14"> </text:span><text:span text:style-name="T27">Estadísticas</text:span><text:span text:style-name="T14">”</text:span></text:p>
      <text:p text:style-name="P31">Entonces el sistema <text:span text:style-name="T27">muestra los montos y la cantidad de cobros realizados, agrupando por empresa.</text:span></text:p>
      <text:p text:style-name="P31"/>
      <text:p text:style-name="P30">Escenario <text:span text:style-name="T27">2:</text:span> <text:span text:style-name="T27">Vista</text:span> <text:span text:style-name="T27">fallida por clave maestra </text:span><text:span text:style-name="T28">incorrecta </text:span></text:p>
      <text:p text:style-name="P31">Dado <text:span text:style-name="T22">la clave </text:span><text:span text:style-name="T27">maestra “XXXXXX” es </text:span><text:span text:style-name="T28">in</text:span><text:span text:style-name="T27">correcta .</text:span></text:p>
      <text:p text:style-name="P31">Cuando <text:span text:style-name="T16">se ingresa </text:span><text:span text:style-name="T23">la clave maestra </text:span><text:span text:style-name="T22">“XXXXXX”</text:span><text:span text:style-name="T16"> </text:span><text:span text:style-name="T14">y </text:span><text:span text:style-name="T27">el rango de fechas “2/8/2025” – “29/8/2025” </text:span><text:span text:style-name="T28">y </text:span><text:span text:style-name="T14">se presiona “</text:span><text:span text:style-name="T27">Ver</text:span><text:span text:style-name="T14"> </text:span><text:span text:style-name="T27">Estadísticas</text:span><text:span text:style-name="T14">”</text:span></text:p>
      <text:p text:style-name="P31">Entonces el sistema <text:span text:style-name="T28">informa error por clave maestra incorrecta.</text:span></text:p>
      <text:p text:style-name="P31"/>
      <text:p text:style-name="P32">Escenario <text:span text:style-name="T28">3</text:span><text:span text:style-name="T27">:</text:span> <text:span text:style-name="T27">Vista</text:span> <text:span text:style-name="T27">fallida por </text:span><text:span text:style-name="T28">rango de fechas inválido.</text:span></text:p>
      <text:p text:style-name="P33">Dado <text:span text:style-name="T22">la clave </text:span><text:span text:style-name="T27">maestra “XXXXXX” es </text:span><text:span text:style-name="T28">in</text:span><text:span text:style-name="T27">correcta </text:span><text:span text:style-name="T28">y </text:span><text:span text:style-name="T27">el rango de fechas “2/8/202</text:span><text:span text:style-name="T28">6</text:span><text:span text:style-name="T27">” – “29/8/202</text:span><text:span text:style-name="T28">6</text:span><text:span text:style-name="T27">” </text:span><text:span text:style-name="T28">es inválido.</text:span></text:p>
      <text:p text:style-name="P33">Cuando <text:span text:style-name="T16">se ingresa </text:span><text:span text:style-name="T23">la clave maestra </text:span><text:span text:style-name="T22">“XXXXXX”</text:span><text:span text:style-name="T16"> </text:span><text:span text:style-name="T14">y </text:span><text:span text:style-name="T27">el rango de fechas “2/8/202</text:span><text:span text:style-name="T28">6</text:span><text:span text:style-name="T27">” – “29/8/202</text:span><text:span text:style-name="T28">6</text:span><text:span text:style-name="T27">” </text:span><text:span text:style-name="T28">y </text:span><text:span text:style-name="T14">se presiona “</text:span><text:span text:style-name="T27">Ver</text:span><text:span text:style-name="T14"> </text:span><text:span text:style-name="T27">Estadísticas</text:span><text:span text:style-name="T14">”</text:span></text:p>
      <text:p text:style-name="P33">Entonces el sistema <text:span text:style-name="T28">informa error por rango de fechas inválido.</text:span></text:p>
      <text:p text:style-name="P33"/>
      <text:p text:style-name="P33"/>
      <text:p text:style-name="P34"><text:span text:style-name="T25">I</text:span><text:span text:style-name="T6">D:</text:span><text:span text:style-name="T3"> </text:span><text:span text:style-name="T29">Conectar</text:span><text:span text:style-name="T26"> </text:span><text:span text:style-name="T29">con la Central</text:span></text:p>
      <text:p text:style-name="P35"><text:span text:style-name="T9">Título: </text:span>Como <text:span text:style-name="T10"><text:s/></text:span><text:span text:style-name="T28">Sistema</text:span> <text:span text:style-name="T2">quiero </text:span><text:span text:style-name="T28">conectarme con </text:span><text:span text:style-name="T4">.</text:span></text:p>
      <text:p text:style-name="P36"><text:span text:style-name="T11">Reglas de Negocio:</text:span><text:span text:style-name="T12"> </text:span><text:span text:style-name="T21">-</text:span></text:p>
      <text:p text:style-name="P37"/>
      <text:p text:style-name="P33">// <text:span text:style-name="T28">PREGUNTAR</text:span></text:p>
      <text:p text:style-name="P33"/>
      <text:p text:style-name="P33"/>
      <text:p text:style-name="P33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9:34:10.962021500</meta:creation-date>
    <dc:date>2025-08-29T22:38:00.683831200</dc:date>
    <meta:editing-duration>PT14M15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64" meta:word-count="842" meta:character-count="5191" meta:non-whitespace-character-count="4389"/>
  </office:meta>
</office:document-meta>
</file>